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iSolution iRock IR-5S features separate colour and gobo wheels, ultra smooth movements, stunning effects and endless combinations of colours and patterns. With built in programs, the IR-5S allows you to enjoy the most dynamic of lighting shows without a controller. As with all the iSolution products the IR-5S has a consistent DMX configuration. This enables iRock to be linked with any of the iSolution fixtures in a plug and play fashion. </text:p>
      <text:p text:style-name="Standard"/>
      <text:p text:style-name="Standard"/>
      <text:p text:style-name="Standard"/>
      <text:p text:style-name="Text_20_body">The iSolution iRock IR-5S features separate colour and gobo wheels, ultra smooth movements, stunning effects and endless combinations of colours and patterns. With built in programs, the IR-5S allows you to enjoy the most dynamic of lighting shows without a controller. As with all the iSolution products the IR-5S has a consistent DMX configuration. This enables iRock to be linked with any of the iSolution fixtures in a plug and play fashion.</text:p>
      <text:p text:style-name="Text_20_body">DMX 512 control channels : 5<text:line-break/>Custom-designed iLead controller or universal DMX controllers.<text:line-break/>Automatic lamp cut off for extending the lamp and unit life.<text:line-break/>Setting and addressing: 4 digit blue LED display. LED display with on/off setting function.<text:line-break/>Data in/out: Locking 3-pin XLR<text:line-break/>● iSolution operation:<text:line-break/>Consistent DMX configuration enables iMove to be linked with iRock, iShow<text:line-break/>Remote DMX address (RDA): DMX adress can be set remotely by iLead controller, CA-T DMX tester and universal DMX controller.<text:line-break/>When the DMX signal is off, the lights will switch to Master/Slave mode automatically<text:line-break/>Easy installation, easy addressing, and easy operation.<text:line-break/>● Pre-programmed function<text:line-break/>Automatically switch between music trig or auto trig mode.<text:line-break/>Master/ Slave mode:<text:line-break/>i.) No need to designate which unit is master or slave, the first unit in the chain will always act as the master unit.<text:line-break/>ii.) Built in fabulous lighting shows for instant operation.<text:line-break/>User friendly Easy Controller: Enjoy many lighting shows at your fingertips. Please refer to the diagram below.<text:line-break/>● Pan/ Tilt<text:line-break/>Pan:540°; Tilt:270°.<text:line-break/>Gobo wheel<text:line-break/>14 gobos plus open and blackout, 2 glass, 1 effect gobos and 10 metal.<text:line-break/>With gobo shaking effect.<text:line-break/>● Color wheel<text:line-break/>11 trapezoid dichroic colors plus white.<text:line-break/>Rainbow effect in both directions.<text:line-break/>● Shutter<text:line-break/>Variable speed Strobe, 1~10 flashes per second.<text:line-break/>● Optics:<text:line-break/>High efficiency optical system.<text:line-break/>High quality optical lens and dichroic colors, and gobos.<text:line-break/>Beam angle:16°.<text:line-break/>● Construction<text:line-break/>Attractive and compact design.<text:line-break/>Ultra-smooth, micro-stepping motors.<text:line-break/>Carrying handle<text:line-break/>● Electrical and Specification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1$Win32 OpenOffice.org_project/411m6$Build-9775</meta:generator>
    <dc:date>2018-02-19T19:12:56.11</dc:date>
    <meta:document-statistic meta:table-count="0" meta:image-count="0" meta:object-count="0" meta:page-count="2" meta:paragraph-count="3" meta:word-count="387" meta:character-count="2462"/>
    <dc:creator>Marti </dc:creator>
    <meta:user-defined meta:name="Info 1"/>
    <meta:user-defined meta:name="Info 2"/>
    <meta:user-defined meta:name="Info 3"/>
    <meta:user-defined meta:name="Info 4"/>
  </office:meta>
</office:document-meta>
</file>